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bullet-char="">
        <style:list-level-properties text:min-label-width="0.25in" text:list-level-position-and-space-mode="label-alignment">
          <style:list-level-label-alignment text:label-followed-by="listtab" fo:text-indent="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5" style:parent-style-name="Standardnípísmoodstavce" style:family="text">
      <style:text-properties style:font-name-complex="Calibri" fo:font-weight="bold" style:font-weight-asian="bold" style:font-weight-complex="bold" style:font-size-complex="11.5pt" fo:language="en" fo:country="US"/>
    </style:style>
    <style:style style:name="P16" style:parent-style-name="Normální" style:family="paragraph">
      <style:paragraph-properties fo:keep-with-next="always" style:text-autospace="none" fo:text-align="justify" fo:margin-top="0.3333in" fo:margin-bottom="0.1666in" style:line-height-at-least="0.175in"/>
    </style:style>
    <style:style style:name="T17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19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0" style:parent-style-name="Standardnípísmoodstavce" style:family="text">
      <style:text-properties style:font-name-complex="Calibri" style:font-size-complex="11.5pt" fo:language="en" fo:country="US"/>
    </style:style>
    <style:style style:name="T21" style:parent-style-name="Standardnípísmoodstavce" style:family="text">
      <style:text-properties style:font-name-complex="Calibri" style:font-size-complex="11.5pt"/>
    </style:style>
    <style:style style:name="P2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3" style:parent-style-name="Standardnípísmoodstavce" style:family="text">
      <style:text-properties style:font-name-complex="Calibri" style:font-size-complex="11.5pt" fo:language="en" fo:country="US"/>
    </style:style>
    <style:style style:name="T24" style:parent-style-name="Standardnípísmoodstavce" style:family="text">
      <style:text-properties style:font-name-complex="Calibri" style:font-size-complex="11.5pt"/>
    </style:style>
    <style:style style:name="P25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26" style:parent-style-name="Standardnípísmoodstavce" style:family="text">
      <style:text-properties style:font-name-complex="Calibri" style:font-size-complex="11.5pt" fo:language="en" fo:country="US"/>
    </style:style>
    <style:style style:name="T27" style:parent-style-name="Standardnípísmoodstavce" style:family="text">
      <style:text-properties style:font-name-complex="Calibri" style:font-size-complex="11.5pt"/>
    </style:style>
    <style:style style:name="P28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29" style:parent-style-name="Standardnípísmoodstavce" style:family="text">
      <style:text-properties style:font-name-complex="Calibri" style:font-size-complex="11.5pt" fo:language="en" fo:country="US"/>
    </style:style>
    <style:style style:name="T30" style:parent-style-name="Standardnípísmoodstavce" style:family="text">
      <style:text-properties style:font-name-complex="Calibri" style:font-size-complex="11.5pt"/>
    </style:style>
    <style:style style:name="P31" style:parent-style-name="Normální" style:family="paragraph">
      <style:paragraph-properties style:text-autospace="none" fo:text-align="justify" fo:margin-top="0.1388in" fo:margin-bottom="0.1388in" style:line-height-at-least="0.175in" fo:margin-left="0.5in" fo:text-indent="-0.25in">
        <style:tab-stops/>
      </style:paragraph-properties>
    </style:style>
    <style:style style:name="T32" style:parent-style-name="Standardnípísmoodstavce" style:family="text">
      <style:text-properties style:font-name-complex="Calibri" style:font-size-complex="11.5pt" fo:language="en" fo:country="US"/>
    </style:style>
    <style:style style:name="T33" style:parent-style-name="Standardnípísmoodstavce" style:family="text">
      <style:text-properties style:font-name-complex="Calibri" style:font-size-complex="11.5pt"/>
    </style:style>
    <style:style style:name="P34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35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6" style:parent-style-name="Standardnípísmoodstavce" style:family="text">
      <style:text-properties style:font-name-complex="Calibri" style:font-size-complex="11.5pt" fo:language="en" fo:country="US"/>
    </style:style>
    <style:style style:name="T37" style:parent-style-name="Standardnípísmoodstavce" style:family="text">
      <style:text-properties style:font-name-complex="Calibri" style:font-size-complex="11.5pt"/>
    </style:style>
    <style:style style:name="P3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9" style:parent-style-name="Standardnípísmoodstavce" style:family="text">
      <style:text-properties style:font-name-complex="Calibri" style:font-size-complex="11.5pt" fo:language="en" fo:country="US"/>
    </style:style>
    <style:style style:name="T40" style:parent-style-name="Standardnípísmoodstavce" style:family="text">
      <style:text-properties style:font-name-complex="Calibri" style:font-size-complex="11.5pt"/>
    </style:style>
    <style:style style:name="P41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42" style:parent-style-name="Standardnípísmoodstavce" style:family="text">
      <style:text-properties style:font-name-complex="Calibri" style:font-size-complex="11.5pt" fo:language="en" fo:country="US"/>
    </style:style>
    <style:style style:name="T43" style:parent-style-name="Standardnípísmoodstavce" style:family="text">
      <style:text-properties style:font-name-complex="Calibri" style:font-size-complex="11.5pt"/>
    </style:style>
    <style:style style:name="P4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45" style:parent-style-name="Standardnípísmoodstavce" style:family="text">
      <style:text-properties style:font-name-complex="Calibri" style:font-size-complex="11.5pt" fo:language="en" fo:country="US"/>
    </style:style>
    <style:style style:name="T46" style:parent-style-name="Standardnípísmoodstavce" style:family="text">
      <style:text-properties style:font-name-complex="Calibri" style:font-size-complex="11.5pt"/>
    </style:style>
    <style:style style:name="T47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48" style:parent-style-name="Standardnípísmoodstavce" style:family="text">
      <style:text-properties style:font-name-complex="Calibri" style:font-size-complex="11.5pt"/>
    </style:style>
    <style:style style:name="T49" style:parent-style-name="Standardnípísmoodstavce" style:family="text">
      <style:text-properties style:font-name-complex="Calibri" style:font-size-complex="11.5pt"/>
    </style:style>
    <style:style style:name="P50" style:parent-style-name="Normální" style:family="paragraph">
      <style:paragraph-properties fo:keep-with-next="always" style:text-autospace="none" fo:margin-top="0.3333in" fo:margin-bottom="0.1666in" style:line-height-at-least="0.175in"/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P51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52" style:parent-style-name="Standardnípísmoodstavce" style:family="text">
      <style:text-properties style:font-name-complex="Calibri" style:font-size-complex="11.5pt" fo:language="en" fo:country="US"/>
    </style:style>
    <style:style style:name="T53" style:parent-style-name="Standardnípísmoodstavce" style:family="text">
      <style:text-properties style:font-name-complex="Calibri" fo:font-weight="bold" style:font-weight-asian="bold" style:font-weight-complex="bold" style:font-size-complex="11.5pt" fo:language="en" fo:country="US"/>
    </style:style>
    <style:style style:name="T54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55" style:parent-style-name="Standardnípísmoodstavce" style:family="text">
      <style:text-properties style:font-name-complex="Calibri" style:font-size-complex="11.5pt"/>
    </style:style>
    <style:style style:name="T56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57" style:parent-style-name="Standardnípísmoodstavce" style:family="text">
      <style:text-properties style:font-name-complex="Calibri" style:font-size-complex="11.5pt"/>
    </style:style>
    <style:style style:name="T58" style:parent-style-name="Standardnípísmoodstavce" style:family="text">
      <style:text-properties style:font-name-complex="Calibri" style:font-size-complex="11.5pt"/>
    </style:style>
    <style:style style:name="T59" style:parent-style-name="Standardnípísmoodstavce" style:family="text">
      <style:text-properties style:font-name-complex="Calibri" style:font-size-complex="11.5pt"/>
    </style:style>
    <style:style style:name="T60" style:parent-style-name="Standardnípísmoodstavce" style:family="text">
      <style:text-properties style:font-name-complex="Calibri" style:font-size-complex="11.5pt"/>
    </style:style>
    <style:style style:name="T61" style:parent-style-name="Standardnípísmoodstavce" style:family="text">
      <style:text-properties style:font-name-complex="Calibri" style:font-size-complex="11.5pt"/>
    </style:style>
    <style:style style:name="T62" style:parent-style-name="Standardnípísmoodstavce" style:family="text">
      <style:text-properties style:font-name-complex="Calibri" style:font-size-complex="11.5pt"/>
    </style:style>
    <style:style style:name="T63" style:parent-style-name="Standardnípísmoodstavce" style:family="text">
      <style:text-properties style:font-name-complex="Calibri" style:font-size-complex="11.5pt"/>
    </style:style>
    <style:style style:name="P64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65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66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67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68" style:parent-style-name="Standardnípísmoodstavce" style:family="text">
      <style:text-properties style:font-name-complex="Calibri" style:font-size-complex="11.5pt" fo:language="en" fo:country="US"/>
    </style:style>
    <style:style style:name="T69" style:parent-style-name="Standardnípísmoodstavce" style:family="text">
      <style:text-properties style:font-name-complex="Calibri" style:font-size-complex="11.5pt"/>
    </style:style>
    <style:style style:name="T70" style:parent-style-name="Standardnípísmoodstavce" style:family="text">
      <style:text-properties style:font-name-complex="Calibri" style:font-size-complex="11.5pt"/>
    </style:style>
    <style:style style:name="T71" style:parent-style-name="Standardnípísmoodstavce" style:family="text">
      <style:text-properties style:font-name-complex="Calibri" style:font-size-complex="11.5pt"/>
    </style:style>
    <style:style style:name="T72" style:parent-style-name="Standardnípísmoodstavce" style:family="text">
      <style:text-properties style:font-name-complex="Calibri" style:font-size-complex="11.5pt"/>
    </style:style>
    <style:style style:name="T73" style:parent-style-name="Standardnípísmoodstavce" style:family="text">
      <style:text-properties style:font-name-complex="Calibri" style:font-size-complex="11.5pt"/>
    </style:style>
    <style:style style:name="P7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75" style:parent-style-name="Standardnípísmoodstavce" style:family="text">
      <style:text-properties style:font-name-complex="Calibri" style:font-size-complex="11.5pt" fo:language="en" fo:country="US"/>
    </style:style>
    <style:style style:name="T76" style:parent-style-name="Standardnípísmoodstavce" style:family="text">
      <style:text-properties style:font-name-complex="Calibri" style:font-size-complex="11.5pt"/>
    </style:style>
    <style:style style:name="T77" style:parent-style-name="Standardnípísmoodstavce" style:family="text">
      <style:text-properties style:font-name-complex="Calibri" fo:color="#0000FF" style:font-size-complex="11.5pt" style:text-underline-type="single" style:text-underline-style="solid" style:text-underline-width="auto" style:text-underline-mode="continuous"/>
    </style:style>
    <style:style style:name="T78" style:parent-style-name="Standardnípísmoodstavce" style:family="text">
      <style:text-properties style:font-name-complex="Calibri" style:font-size-complex="11.5pt"/>
    </style:style>
    <style:style style:name="P79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80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81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8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83" style:parent-style-name="Standardnípísmoodstavce" style:family="text">
      <style:text-properties style:font-name-complex="Calibri" style:font-size-complex="11.5pt" fo:language="en" fo:country="US"/>
    </style:style>
    <style:style style:name="T84" style:parent-style-name="Standardnípísmoodstavce" style:family="text">
      <style:text-properties style:font-name-complex="Calibri" style:font-size-complex="11.5pt"/>
    </style:style>
    <style:style style:name="P85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background-color="#FFFF00"/>
    </style:style>
    <style:style style:name="P86" style:parent-style-name="Normální" style:family="paragraph">
      <style:paragraph-properties style:text-autospace="none"/>
      <style:text-properties style:font-name-complex="Calibri" style:font-size-complex="11.5pt" fo:background-color="#FFFF00" fo:language="en" fo:country="US"/>
    </style:style>
    <style:style style:name="P87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88" style:parent-style-name="Standardnípísmoodstavce" style:family="text">
      <style:text-properties style:font-name-complex="Calibri" style:font-size-complex="11.5pt" fo:language="en" fo:country="US"/>
    </style:style>
    <style:style style:name="T89" style:parent-style-name="Standardnípísmoodstavce" style:family="text">
      <style:text-properties style:font-name-complex="Calibri" style:font-size-complex="11.5pt"/>
    </style:style>
    <style:style style:name="P90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91" style:parent-style-name="Standardnípísmoodstavce" style:family="text">
      <style:text-properties style:font-name-complex="Calibri" style:font-size-complex="11.5pt" fo:language="en" fo:country="US"/>
    </style:style>
    <style:style style:name="T92" style:parent-style-name="Standardnípísmoodstavce" style:family="text">
      <style:text-properties style:font-name-complex="Calibri" style:font-size-complex="11.5pt"/>
    </style:style>
    <style:style style:name="P93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93/2021<text:s text:c="5"/><text:bookmark-end text:name="Text14"/></text:p>
            <text:p text:style-name="Normální">KVOP-49813/2021<text:bookmark-end text:name="Text2"/></text:p>
            <text:p text:style-name="Normální"><text:bookmark-start text:name="Text6"/>24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gr. L. H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5">do vlastních rukou</text:span></text:p>
            <text:p text:style-name="Normální"/>
          </table:table-cell>
        </table:table-row>
      </table:table>
      <text:p text:style-name="P16"><text:span text:style-name="T17">Sd</text:span><text:span text:style-name="T18">ělení o poskytnutí informace a rozhodnutí o částečném odmítnutí žádosti podle zákona č. 106/1999 Sb., o svobodném přístupu k informacím, ve znění pozdějších předpisů</text:span></text:p>
      <text:p text:style-name="P19"><text:span text:style-name="T20">Vážený pane magist</text:span><text:span text:style-name="T21">ře,</text:span></text:p>
      <text:p text:style-name="P22"><text:span text:style-name="T23">dne 16. listopadu 2021 byla do Kancelá</text:span><text:span text:style-name="T24">ře veřejného ochránce práv doručena Vaše žádost podle zákona o svobodném přístupu k informacím, kterou žádáte o poskytnutí následujících informací:<text:s/></text:span></text:p>
      <text:list text:style-name="LFO11" text:continue-numbering="true">
        <text:list-item>
          <text:p text:style-name="P25"><text:span text:style-name="T26">jaká všechna právní jednání u</text:span><text:span text:style-name="T27">činil veřejný ochránce práv nebo jeho zástupkyně ve věci vedené pod sp. zn. 3397/2021/VOP,</text:span></text:p>
        </text:list-item>
        <text:list-item>
          <text:p text:style-name="P28"><text:span text:style-name="T29">zda již ve</text:span><text:span text:style-name="T30">řejný ochránce práv nebo jeho zástupkyně dostali vyjádření Ministra zdravotnictví nebo Ministerstva zdravotnictví ve shora uvedené věci,</text:span></text:p>
        </text:list-item>
        <text:list-item>
          <text:p text:style-name="P31"><text:span text:style-name="T32">jaké kroky plánuje ve</text:span><text:span text:style-name="T33">řejný ochránce práv nebo jeho zástupkyně provést ve shora označené věci za účelem ukončení šetření.</text:span></text:p>
        </text:list-item>
      </text:list>
      <text:p text:style-name="P34">K Vaší žádosti poskytuji následující informace:</text:p>
      <text:p text:style-name="P35"><text:span text:style-name="T36">Pokud se týká bodu 1) žádosti, zástupkyn</text:span><text:span text:style-name="T37">ě veřejného ochránce práv zahájila ve věci sp. zn. 3397/2021/VOP šetření postupu Ministerstva zdravotnictví z vlastní iniciativy. To znamená, že nejprve zaslala Ministerstvu zdravotnictví výzvu k vyjádření. Po obdržení vyjádření Ministerstva na tuto výzvu vydala průběžnou zprávu o šetření ve smyslu § 18 odst. 1 zákona o veřejném ochránci práv (tuto zprávu jste již obdržel v návaznosti na žádost o informace podanou dne 10. září 2021). Další úkony zástupkyně ochránce v této věci dosud neučinila. <text:s text:c="2"/></text:span></text:p>
      <text:p text:style-name="P38"><text:span text:style-name="T39">K bodu 2) žádosti sd</text:span><text:span text:style-name="T40">ělujeme, že zástupkyně ochránce v předmětném šetření vyjádření Ministerstva zdravotnictví ke zprávě o šetření obdržela.<text:s/></text:span></text:p>
      <text:p text:style-name="P41"><text:span text:style-name="T42">Nad rámec žádosti sd</text:span><text:span text:style-name="T43">ělujeme, že v tuto chvíli nelze odhadovat, kdy bude předmětné šetření ukončeno.<text:s/></text:span></text:p>
      <text:p text:style-name="P44"><text:span text:style-name="T45">Sou</text:span><text:span text:style-name="T46">časně v souladu s § 15 a § 20 odst. 4 písm. a) zákona č. 106/1999 Sb., o svobodném přístupu k informacím, ve znění pozdějších předpisů, ve spojení s § 67 a násl. zákona č. 500/2004 Sb., správního řádu, ve znění pozdějších předpisů,<text:s/></text:span><text:span text:style-name="T47">vydává Kancelář veřejného ochránce práv</text:span><text:span text:style-name="T48"><text:s/>jako povinný subjekt podle § 2 odst. 1 zákona o svobodném přístupu k informacím a současně jako osoba pověřená veřejným ochráncem práv k plnění<text:s/></text:span><text:soft-page-break/><text:span text:style-name="T49">povinností veřejného ochránce práv podle zákona o svobodném přístupu k informacím na základě § 25 odst. 2 zákona č. 349/1999 Sb., o veřejném ochránci práv, ve znění pozdějších předpisů,</text:span></text:p>
      <text:p text:style-name="P50">rozhodnutí,</text:p>
      <text:p text:style-name="P51"><text:span text:style-name="T52">kterým se</text:span><text:span text:style-name="T53"><text:s/></text:span><text:span text:style-name="T54">částečně</text:span><text:span text:style-name="T55"><text:s/></text:span><text:span text:style-name="T56">odmítá</text:span><text:span text:style-name="T57"><text:s/>žádost pana Mgr. L</text:span><text:span text:style-name="T58">.</text:span><text:span text:style-name="T59"><text:s/>H</text:span><text:span text:style-name="T60">.</text:span><text:span text:style-name="T61">,<text:s/></text:span><text:span text:style-name="T62">xx</text:span><text:span text:style-name="T63">, ze dne 26. října 2021 podle ustanovení § 2 odst. 4 zákona o svobodném přístupu k informacím.</text:span></text:p>
      <text:p text:style-name="P64"><text:span text:style-name="T65">Od</text:span><text:span text:style-name="T66">ůvodnění</text:span></text:p>
      <text:p text:style-name="P67"><text:span text:style-name="T68">Dne 16. listopadu 2021 se na  Kancelá</text:span><text:span text:style-name="T69">ř veřejného ochránce práv obrátil Mgr. L</text:span><text:span text:style-name="T70">.</text:span><text:span text:style-name="T71"><text:s/>H</text:span><text:span text:style-name="T72">.<text:s/></text:span><text:span text:style-name="T73">s žádostí o informace podle zákona o svobodném přístupu k informacím, která obsahovala mimo jiné otázku, jaké kroky plánuje veřejný ochránce práv nebo jeho zástupkyně provést ve věci vedené pod sp. zn. 3397/2021/VOP za účelem ukončení šetření.</text:span></text:p>
      <text:p text:style-name="P74"><text:span text:style-name="T75">Uvedenou otázkou se žadatel domáhá informací, které se ve smyslu zákona o svobodném p</text:span><text:span text:style-name="T76">řístupu k informacím neposkytují, neboť se domáhá budoucího rozhodnutí povinného subjektu. V souladu s ustanovením § 2 odst. 4 zákona o svobodném přístupu k informacím se povinnost poskytovat informace netýká dotazů na názory, budoucí rozhodnutí a vytváření nových informací. Z důvodové zprávy k zákonu č. 61/2006 Sb., kterým bylo do zákona o svobodném přístupu k informacím vloženo citovaného ustavení, vyplývá, že "povinný subjekt je povinen poskytovat pouze ty informace, které se vztahují k jeho působnosti, a které má nebo by měl mít k dispozici." Naopak režim zákona o svobodném přístupu k informacím nestanovuje povinnost nové informace vytvářet či vyjadřovat názor povinného subjektu k určité problematice. I podle názoru Nejvyššího správního soudu, který je obsažen v rozsudcích č. j. 1 as 28/2010-86 ze dne 17. 6. 2010 nebo č. j. 1 As 107/2011-70 ze dne 19. 10. 2011, se žádosti tohoto typu odmítají odkazem na ustanovení § 2 odst. 4 zákona o svobodném přístupu k informacím. Oba rozsudky jsou dostupné na<text:s/></text:span><text:a xlink:href="file:///C:/Users/badrova/AppData/Local/Temp/GELETEMP/www.nssoud.cz" office:target-frame-name="_top" xlink:show="replace"><text:span text:style-name="T77">www.nssoud.cz</text:span></text:a><text:span text:style-name="T78">.</text:span></text:p>
      <text:p text:style-name="P79"><text:span text:style-name="T80">Pou</text:span><text:span text:style-name="T81">čení</text:span></text:p>
      <text:p text:style-name="P82"><text:span text:style-name="T83">Proti tomuto rozhodnutí lze podle § 16 zákona o svobodném p</text:span><text:span text:style-name="T84">řístupu k informacím podat ve lhůtě 15 dnů od jeho doručení odvolání k Úřadu pro ochranu osobních údajů prostřednictvím Kanceláře veřejného ochránce práv.</text:span></text:p>
      <text:p text:style-name="P85"/>
      <text:p text:style-name="P86"/>
      <text:p text:style-name="P87"><text:span text:style-name="T88">JUDr. Pavel Po</text:span><text:span text:style-name="T89">řízek, Ph.D.</text:span></text:p>
      <text:p text:style-name="P90"><text:span text:style-name="T91">vedoucí Kancelá</text:span><text:span text:style-name="T92">ře veřejného ochránce práv</text:span></text:p>
      <text:p text:style-name="P93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bullet-char="">
        <style:list-level-properties text:min-label-width="0.25in" text:list-level-position-and-space-mode="label-alignment">
          <style:list-level-label-alignment text:label-followed-by="listtab" fo:text-indent="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VQWJ*</text:span>*KVOPX00BVQWJ*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4T11:37:00Z</meta:creation-date>
    <dc:date>2021-12-14T11:37:00Z</dc:date>
    <meta:print-date>2021-11-24T10:11:00Z</meta:print-date>
    <meta:template xlink:href="KVOP_dopis%20vedoucíh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2" meta:paragraph-count="8" meta:word-count="632" meta:character-count="4353" meta:row-count="31" meta:non-whitespace-character-count="3729"/>
  </office:meta>
</office:document-meta>
</file>